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2E546B88D14224E1C83.png" manifest:media-type="image/png"/>
  <manifest:file-entry manifest:full-path="Pictures/1000020100000287000002E552B874E9465023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87a" officeooo:paragraph-rsid="0003887a"/>
    </style:style>
    <style:style style:name="P2" style:family="paragraph" style:parent-style-name="Header">
      <style:paragraph-properties fo:text-align="end" style:justify-single-word="false"/>
      <style:text-properties officeooo:rsid="0003887a" officeooo:paragraph-rsid="000388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13cm, 1.12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12.845cm, 11.7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</text:p>
      <text:p text:style-name="P1">a) </text:p>
      <text:p text:style-name="P1"><draw:frame draw:style-name="fr1" draw:name="Imagen1" text:anchor-type="paragraph" svg:width="16.887cm" svg:height="18.353cm" draw:z-index="0"><draw:image xlink:href="Pictures/1000020100000287000002E552B874E94650235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b)</text:p>
      <text:p text:style-name="P1"><draw:frame draw:style-name="fr2" draw:name="Imagen2" text:anchor-type="paragraph" svg:width="15.291cm" svg:height="5.627cm" draw:z-index="1"><draw:image xlink:href="Pictures/100002010000050D000002E546B88D14224E1C8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887a" officeooo:paragraph-rsid="000388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 Rodrig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29:25.106155246</meta:creation-date>
    <dc:date>2020-03-06T16:34:24.396754472</dc:date>
    <meta:editing-duration>PT5M1S</meta:editing-duration>
    <meta:editing-cycles>1</meta:editing-cycles>
    <meta:document-statistic meta:table-count="0" meta:image-count="2" meta:object-count="0" meta:page-count="2" meta:paragraph-count="4" meta:word-count="8" meta:character-count="38" meta:non-whitespace-character-count="33"/>
    <meta:generator>LibreOffice/6.0.7.3$Linux_X86_64 LibreOffice_project/00m0$Build-3</meta:generator>
  </office:meta>
</office:document-meta>
</file>